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6721*"/>
    </style:style>
    <style:style style:name="Table1.B" style:family="table-column">
      <style:table-column-properties style:rel-column-width="21845*"/>
    </style:style>
    <style:style style:name="Table1.C" style:family="table-column">
      <style:table-column-properties style:rel-column-width="5041*"/>
    </style:style>
    <style:style style:name="Table1.D" style:family="table-column">
      <style:table-column-properties style:rel-column-width="11762*"/>
    </style:style>
    <style:style style:name="Table1.E" style:family="table-column">
      <style:table-column-properties style:rel-column-width="20164*"/>
    </style:style>
  </office:automatic-styles>
  <office:body>
    <office:text>
      <text:p text:style-name="Text_20_body"><text:span text:style-name="T1">ExportasPDF</text:span></text:p>
      <text:p text:style-name="Text_20_body">Mit dem DistrictSelector kann ein Gebiet auf Basis einer Verwaltungsebene (z.B.: Statistisches Gebiet) ausgewählt werden. Für das gewählte Gebiet werden die entsprechenden regionalstatistischen Daten gelad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Name</text:p>
            </table:table-cell>
            <table:table-cell table:style-name="TableHeaderRowCell" office:value-type="string">
              <text:p text:style-name="Table_20_Heading">Verpflichtend</text:p>
            </table:table-cell>
            <table:table-cell table:style-name="TableHeaderRowCell" office:value-type="string">
              <text:p text:style-name="Table_20_Heading">Typ</text:p>
            </table:table-cell>
            <table:table-cell table:style-name="TableHeaderRowCell" office:value-type="string">
              <text:p text:style-name="Table_20_Heading">Default</text:p>
            </table:table-cell>
            <table:table-cell table:style-name="TableHeaderRowCell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RowCell" office:value-type="string">
            <text:p text:style-name="Table_20_Contents">name</text:p>
          </table:table-cell>
          <table:table-cell table:style-name="TableRowCell" office:value-type="string">
            <text:p text:style-name="Table_20_Contents">nein</text:p>
          </table:table-cell>
          <table:table-cell table:style-name="TableRowCell" office:value-type="string">
            <text:p text:style-name="Table_20_Contents">String</text:p>
          </table:table-cell>
          <table:table-cell table:style-name="TableRowCell" office:value-type="string">
            <text:p text:style-name="Table_20_Contents">Gebiet auswählen</text:p>
          </table:table-cell>
          <table:table-cell table:style-name="TableRowCell" office:value-type="string">
            <text:p text:style-name="Table_20_Contents">Name des Werkzeuges im Menu.</text:p>
          </table:table-cell>
        </table:table-row>
        <table:table-row>
          <table:table-cell table:style-name="TableRowCell" office:value-type="string">
            <text:p text:style-name="Table_20_Contents">icon</text:p>
          </table:table-cell>
          <table:table-cell table:style-name="TableRowCell" office:value-type="string">
            <text:p text:style-name="Table_20_Contents">nein</text:p>
          </table:table-cell>
          <table:table-cell table:style-name="TableRowCell" office:value-type="string">
            <text:p text:style-name="Table_20_Contents">String</text:p>
          </table:table-cell>
          <table:table-cell table:style-name="TableRowCell" office:value-type="string">
            <text:p text:style-name="Table_20_Contents">bi-image</text:p>
          </table:table-cell>
          <table:table-cell table:style-name="TableRowCell" office:value-type="string">
            <text:p text:style-name="Table_20_Contents">CSS Klasse des Glyphicons, das vor dem Toolnamen im Menu angezeigt wird.</text:p>
          </table:table-cell>
        </table:table-row>
        <table:table-row>
          <table:table-cell table:style-name="TableRowCell" office:value-type="string">
            <text:p text:style-name="Table_20_Contents">districtLevels</text:p>
          </table:table-cell>
          <table:table-cell table:style-name="TableRowCell" office:value-type="string">
            <text:p text:style-name="Table_20_Contents">ja</text:p>
          </table:table-cell>
          <table:table-cell table:style-name="TableRowCell" office:value-type="string">
            <text:p text:style-name="Table_20_Contents">Object[]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Beinhaltet die nötigen Informationen der einzelnen Verwaltungsebenen (siehe Beispiel).</text:p>
          </table:table-cell>
        </table:table-row>
        <table:table-row>
          <table:table-cell table:style-name="TableRowCell" office:value-type="string">
            <text:p text:style-name="Table_20_Contents">districtLevels[i].layerId</text:p>
          </table:table-cell>
          <table:table-cell table:style-name="TableRowCell" office:value-type="string">
            <text:p text:style-name="Table_20_Contents">ja</text:p>
          </table:table-cell>
          <table:table-cell table:style-name="TableRowCell" office:value-type="string">
            <text:p text:style-name="Table_20_Contents">String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e Layer id zum jeweiligen Verwaltungslayer.</text:p>
          </table:table-cell>
        </table:table-row>
        <table:table-row>
          <table:table-cell table:style-name="TableRowCell" office:value-type="string">
            <text:p text:style-name="Table_20_Contents">districtLevels[i].label</text:p>
          </table:table-cell>
          <table:table-cell table:style-name="TableRowCell" office:value-type="string">
            <text:p text:style-name="Table_20_Contents">ja</text:p>
          </table:table-cell>
          <table:table-cell table:style-name="TableRowCell" office:value-type="string">
            <text:p text:style-name="Table_20_Contents">String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e/der Bezeichnung/ Name für die Verwaltungsebene.</text:p>
          </table:table-cell>
        </table:table-row>
        <table:table-row>
          <table:table-cell table:style-name="TableRowCell" office:value-type="string">
            <text:p text:style-name="Table_20_Contents">districtLevels[i].keyOfAttrName</text:p>
          </table:table-cell>
          <table:table-cell table:style-name="TableRowCell" office:value-type="string">
            <text:p text:style-name="Table_20_Contents">ja</text:p>
          </table:table-cell>
          <table:table-cell table:style-name="TableRowCell" office:value-type="string">
            <text:p text:style-name="Table_20_Contents">String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er Key für das Attribut in dem der Name der Verwaltungeinheit steht.</text:p>
          </table:table-cell>
        </table:table-row>
        <table:table-row>
          <table:table-cell table:style-name="TableRowCell" office:value-type="string">
            <text:p text:style-name="Table_20_Contents">districtLevels[i].duplicateDistrictNames</text:p>
          </table:table-cell>
          <table:table-cell table:style-name="TableRowCell" office:value-type="string">
            <text:p text:style-name="Table_20_Contents">nein</text:p>
          </table:table-cell>
          <table:table-cell table:style-name="TableRowCell" office:value-type="string">
            <text:p text:style-name="Table_20_Contents">String[]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amen von Gebieten, die Konflikte auslösen. Eimsbüttel zum Beispiel gibt es als Stadtteil und als Bezirk. Die Namen sind bei der höheren Verwaltungsebene anzugeben.</text:p>
          </table:table-cell>
        </table:table-row>
        <table:table-row>
          <table:table-cell table:style-name="TableRowCell" office:value-type="string">
            <text:p text:style-name="Table_20_Contents">districtLevels[i].stats</text:p>
          </table:table-cell>
          <table:table-cell table:style-name="TableRowCell" office:value-type="string">
            <text:p text:style-name="Table_20_Contents">ja</text:p>
          </table:table-cell>
          <table:table-cell table:style-name="TableRowCell" office:value-type="string">
            <text:p text:style-name="Table_20_Contents">Object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efiniert URL und den Key des Attributes “Name” für die statistischen Daten.</text:p>
          </table:table-cell>
        </table:table-row>
        <table:table-row>
          <table:table-cell table:style-name="TableRowCell" office:value-type="string">
            <text:p text:style-name="Table_20_Contents">districtLevels[i].stats.keyOfAttrName</text:p>
          </table:table-cell>
          <table:table-cell table:style-name="TableRowCell" office:value-type="string">
            <text:p text:style-name="Table_20_Contents">ja</text:p>
          </table:table-cell>
          <table:table-cell table:style-name="TableRowCell" office:value-type="string">
            <text:p text:style-name="Table_20_Contents">String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Key des Attributes “Name” für die statistischen Daten.</text:p>
          </table:table-cell>
        </table:table-row>
        <table:table-row>
          <table:table-cell table:style-name="TableRowCell" office:value-type="string">
            <text:p text:style-name="Table_20_Contents">districtLevels[i].stats.baseUrl</text:p>
          </table:table-cell>
          <table:table-cell table:style-name="TableRowCell" office:value-type="string">
            <text:p text:style-name="Table_20_Contents">ja</text:p>
          </table:table-cell>
          <table:table-cell table:style-name="TableRowCell" office:value-type="string">
            <text:p text:style-name="Table_20_Contents">String[]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e URLs der WFS Dienste für die statistischen Daten.</text:p>
          </table:table-cell>
        </table:table-row>
        <table:table-row>
          <table:table-cell table:style-name="TableRowCell" office:value-type="string">
            <text:p text:style-name="Table_20_Contents">districtLevels[i].activeStyle</text:p>
          </table:table-cell>
          <table:table-cell table:style-name="TableRowCell" office:value-type="string">
            <text:p text:style-name="Table_20_Contents">nein</text:p>
          </table:table-cell>
          <table:table-cell table:style-name="TableRowCell" office:value-type="string">
            <text:p text:style-name="Table_20_Contents">Object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Benutzerdefinierte Styles für die jeweils ausgewählte Verwaltungsebene. Entspricht der Hierarchie des OpenLayers Style Definition</text:p>
          </table:table-cell>
        </table:table-row>
        <table:table-row>
          <table:table-cell table:style-name="TableRowCell" office:value-type="string">
            <text:p text:style-name="Table_20_Contents">additionalInfoLayers</text:p>
          </table:table-cell>
          <table:table-cell table:style-name="TableRowCell" office:value-type="string">
            <text:p text:style-name="Table_20_Contents">nein</text:p>
          </table:table-cell>
          <table:table-cell table:style-name="TableRowCell" office:value-type="string">
            <text:p text:style-name="Table_20_Contents">{[key: String]: String[]}</text:p>
          </table:table-cell>
          <table:table-cell table:style-name="TableRowCell" office:value-type="string">
            <text:p text:style-name="Table_20_Contents">Zusätzliche Info Layer die beim Nutzen des Tools angezeigt werden können. Der Key ist der angezeigte Bezeichner, der Value die Liste an Layer IDs</text:p>
          </table:table-cell>
          <table:table-cell table:style-name="TableRowCell" office:value-type="string">
    </table:table-cell>
        </table:table-row>
      </table:table>
      <text:p text:style-name="First_20_paragraph"><text:span text:style-name="T1">Beispiel</text:span></text:p>
      <text:p text:style-name="P1">"districtSelector": {</text:p>
      <text:p text:style-name="P2">&lt;&lt;&lt;&lt;&lt;&lt;&lt; HEAD</text:p>
      <text:p text:style-name="P3"><text:s text:c="2"/>"icon": "bi-image",</text:p>
      <text:p text:style-name="P4">=======</text:p>
      <text:p text:style-name="P5"><text:s text:c="2"/>"icon": "bi bi-map",</text:p>
      <text:p text:style-name="P6"><text:s text:c="2"/>"districtLevels": [</text:p>
      <text:p text:style-name="P7"><text:s text:c="6"/>"keyOfAttrName": "statgebiet",</text:p>
      <text:p text:style-name="P8"><text:s text:c="6"/>"stats": {</text:p>
      <text:p text:style-name="P9"><text:s text:c="8"/>"keyOfAttrName": "statgebiet",</text:p>
      <text:p text:style-name="P10"><text:s text:c="8"/>"baseUrl": ["https://geodienste.hamburg.de/HH_WFS_Regionalstatistische_Daten_Statistische_Gebiete"]</text:p>
      <text:p text:style-name="P11"><text:s text:c="6"/>},</text:p>
      <text:p text:style-name="P12"><text:s text:c="6"/>"activeStyle": {</text:p>
      <text:p text:style-name="P13"><text:s text:c="8"/>"fill": {"color": [255, 255, 255, 0]},</text:p>
      <text:p text:style-name="P14"><text:s text:c="8"/>"stroke": {"color": "#3399CC", "width": 2}</text:p>
      <text:p text:style-name="P15"><text:s text:c="6"/>}</text:p>
      <text:p text:style-name="P16"><text:s text:c="4"/>},</text:p>
      <text:p text:style-name="P17"><text:s text:c="4"/>{</text:p>
      <text:p text:style-name="P18"><text:s text:c="6"/>"layerId": "1694",</text:p>
      <text:p text:style-name="P19"><text:s text:c="6"/>"label": "Stadtteile",</text:p>
      <text:p text:style-name="P20"><text:s text:c="6"/>"keyOfAttrName": "stadtteil_name",</text:p>
      <text:p text:style-name="P21"><text:s text:c="6"/>"stats": {</text:p>
      <text:p text:style-name="P22"><text:s text:c="8"/>"keyOfAttrName": "stadtteil",</text:p>
      <text:p text:style-name="P23"><text:s text:c="8"/>"baseUrl": ["https://geodienste.hamburg.de/HH_WFS_Regionalstatistische_Daten_Stadtteile"]</text:p>
      <text:p text:style-name="P24"><text:s text:c="6"/>}</text:p>
      <text:p text:style-name="P25"><text:s text:c="4"/>},</text:p>
      <text:p text:style-name="P26"><text:s text:c="4"/>{</text:p>
      <text:p text:style-name="P27"><text:s text:c="6"/>"layerId": "1692",</text:p>
      <text:p text:style-name="P28"><text:s text:c="6"/>"label":"Bezirke",</text:p>
      <text:p text:style-name="P29"><text:s text:c="6"/>"keyOfAttrName": "bezirk_name",</text:p>
      <text:p text:style-name="P30"><text:s text:c="6"/>"duplicateDistrictNames": ["Eimsbüttel", "Wandsbek", "Bergedorf"],</text:p>
      <text:p text:style-name="P31"><text:s text:c="6"/>"stats": {</text:p>
      <text:p text:style-name="P32"><text:s text:c="8"/>"keyOfAttrName": "bezirk",</text:p>
      <text:p text:style-name="P33"><text:s text:c="8"/>"baseUrl": ["https://geodienste.hamburg.de/HH_WFS_Regionalstatistische_Daten_Bezirke"]</text:p>
      <text:p text:style-name="P34"><text:s text:c="6"/>}</text:p>
      <text:p text:style-name="P35"><text:s text:c="4"/>}</text:p>
      <text:p text:style-name="P36"><text:s text:c="2"/>],</text:p>
      <text:p text:style-name="P37"><text:s text:c="2"/>"active": true,</text:p>
      <text:p text:style-name="P38"><text:s text:c="2"/>"additionalInfoLayers": {</text:p>
      <text:p text:style-name="P39"><text:s text:c="4"/>"Sozialräume": ["20179"],</text:p>
      <text:p text:style-name="P40"><text:s text:c="4"/>"RISE": ["4411", "13895", "17040", "18712", "4413", "4409", "18713", "4412", "4410", "18714", "10767"]</text:p>
      <text:p text:style-name="P41">}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</meta:generator>
    <dc:title/>
    <dc:description/>
    <dc:subject/>
    <meta:keyword/>
    <meta:initial-creator/>
    <dc:creator/>
    <meta:creation-date>2022-09-19T08:33:50Z</meta:creation-date>
    <dc:date>2022-09-19T08:33:50Z</dc:date>
  </office:meta>
</office:document-meta>
</file>